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5cm" svg:x="15.914cm" svg:y="0.345cm">
            <draw:object draw:notify-on-update-of-ranges="Sheet1.A1:Sheet1.A1 Sheet1.A2:Sheet1.A24 Sheet1.B1:Sheet1.B1 Sheet1.B2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22:44:04.441000000</meta:creation-date>
    <dc:date>2021-02-25T22:49:41.080000000</dc:date>
    <meta:editing-duration>PT5M37S</meta:editing-duration>
    <meta:editing-cycles>2</meta:editing-cycles>
    <meta:generator>LibreOffice/7.0.4.2$Windows_X86_64 LibreOffice_project/dcf040e67528d9187c66b2379df5ea4407429775</meta:generator>
    <meta:document-statistic meta:table-count="2" meta:cell-count="4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4.47cm" svg:y="4.204cm" style:legend-expansion="high" chart:style-name="ch2"/>
        <chart:plot-area chart:style-name="ch3" table:cell-range-address="Sheet1.A1:Sheet1.B24" chart:data-source-has-labels="row" svg:x="0.319cm" svg:y="0.18cm" svg:width="13.832cm" svg:height="8.646cm">
          <chart:coordinate-region svg:x="0.94cm" svg:y="0.379cm" svg:width="12.78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4" chart:label-cell-address="Sheet1.B1:Sheet1.B1" chart:class="chart:scatter">
            <chart:domain table:cell-range-address="Sheet1.A2:Sheet1.A24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4</svg:desc>
                </draw:g>
              </table:table-cell>
              <table:table-cell office:value-type="float" office:value="10">
                <text:p>10</text:p>
                <draw:g>
                  <svg:desc>Sheet1.B2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